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6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54" table:default-cell-style-name="ce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銷售．庫存．生產計劃及工時計劃</text:p>
          </table:table-cell>
          <table:covered-table-cell table:number-columns-repeated="15" table:style-name="ce10"/>
          <table:table-cell table:number-columns-repeated="1008"/>
        </table:table-row>
        <table:table-row table:style-name="ro2">
          <table:table-cell table:style-name="ce2" office:value-type="string" calcext:value-type="string">
            <text:p>　　　　<text:span text:style-name="T1">年度</text:span></text:p>
          </table:table-cell>
          <table:table-cell table:number-columns-repeated="12"/>
          <table:table-cell table:style-name="ce13" office:value-type="string" calcext:value-type="string" table:number-columns-spanned="3" table:number-rows-spanned="1">
            <text:p>單位：　　新台幣</text:p>
          </table:table-cell>
          <table:covered-table-cell table:number-columns-repeated="2" table:style-name="ce14"/>
          <table:table-cell table:number-columns-repeated="1008"/>
        </table:table-row>
        <table:table-row table:style-name="ro3">
          <table:table-cell table:style-name="ce3" office:value-type="string" calcext:value-type="string">
            <text:p>產品料號</text:p>
          </table:table-cell>
          <table:table-cell table:style-name="ce3" office:value-type="string" calcext:value-type="string">
            <text:p>產品品名</text:p>
          </table:table-cell>
          <table:table-cell table:style-name="ce3" office:value-type="string" calcext:value-type="string">
            <text:p>區　　　分</text:p>
          </table:table-cell>
          <table:table-cell table:style-name="ce3" office:value-type="string" calcext:value-type="string">
            <text:p>年度預算</text:p>
          </table:table-cell>
          <table:table-cell table:style-name="ce3" office:value-type="string" calcext:value-type="string">
            <text:p>一月</text:p>
          </table:table-cell>
          <table:table-cell table:style-name="ce3" office:value-type="string" calcext:value-type="string">
            <text:p>二月</text:p>
          </table:table-cell>
          <table:table-cell table:style-name="ce3" office:value-type="string" calcext:value-type="string">
            <text:p>三月</text:p>
          </table:table-cell>
          <table:table-cell table:style-name="ce3" office:value-type="string" calcext:value-type="string">
            <text:p>四月</text:p>
          </table:table-cell>
          <table:table-cell table:style-name="ce3" office:value-type="string" calcext:value-type="string">
            <text:p>五月</text:p>
          </table:table-cell>
          <table:table-cell table:style-name="ce3" office:value-type="string" calcext:value-type="string">
            <text:p>六月</text:p>
          </table:table-cell>
          <table:table-cell table:style-name="ce3" office:value-type="string" calcext:value-type="string">
            <text:p>七月</text:p>
          </table:table-cell>
          <table:table-cell table:style-name="ce3" office:value-type="string" calcext:value-type="string">
            <text:p>八月</text:p>
          </table:table-cell>
          <table:table-cell table:style-name="ce3" office:value-type="string" calcext:value-type="string">
            <text:p>九月</text:p>
          </table:table-cell>
          <table:table-cell table:style-name="ce3" office:value-type="string" calcext:value-type="string">
            <text:p>十月</text:p>
          </table:table-cell>
          <table:table-cell table:style-name="ce3" office:value-type="string" calcext:value-type="string">
            <text:p>十一月</text:p>
          </table:table-cell>
          <table:table-cell table:style-name="ce3" office:value-type="string" calcext:value-type="string">
            <text:p>十二月</text:p>
          </table:table-cell>
          <table:table-cell table:style-name="ce17" table:number-columns-repeated="1008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3" office:value-type="string" calcext:value-type="string">
            <text:p>銷<text:span text:style-name="T2">  </text:span><text:span text:style-name="T3">售</text:span><text:span text:style-name="T4">  </text:span><text:span text:style-name="T3">量</text:span><text:span text:style-name="T4">(1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採　　購<text:span text:style-name="T2">(2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庫存增減<text:span text:style-name="T2">(3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生<text:span text:style-name="T2">  </text:span><text:span text:style-name="T3">產</text:span><text:span text:style-name="T4">  </text:span><text:span text:style-name="T3">量</text:span><text:span text:style-name="T4">(4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工時<text:span text:style-name="T2">/</text:span><text:span text:style-name="T3">單位</text:span><text:span text:style-name="T4">(5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所要工時<text:span text:style-name="T2">(6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保有工時<text:span text:style-name="T2">(7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6"/>
          <table:table-cell table:style-name="ce3" office:value-type="string" calcext:value-type="string">
            <text:p>差　　異<text:span text:style-name="T2">(8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3" office:value-type="string" calcext:value-type="string">
            <text:p>銷<text:span text:style-name="T2">  </text:span><text:span text:style-name="T3">售</text:span><text:span text:style-name="T4">  </text:span><text:span text:style-name="T3">量</text:span><text:span text:style-name="T4">(1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採　　購<text:span text:style-name="T2">(2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庫存增減<text:span text:style-name="T2">(3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生<text:span text:style-name="T2">  </text:span><text:span text:style-name="T3">產</text:span><text:span text:style-name="T4">  </text:span><text:span text:style-name="T3">量</text:span><text:span text:style-name="T4">(4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工時<text:span text:style-name="T2">/</text:span><text:span text:style-name="T3">單位</text:span><text:span text:style-name="T4">(5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所要工時<text:span text:style-name="T2">(6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保有工時<text:span text:style-name="T2">(7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6"/>
          <table:table-cell table:style-name="ce3" office:value-type="string" calcext:value-type="string">
            <text:p>差　　異<text:span text:style-name="T2">(8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3" office:value-type="string" calcext:value-type="string">
            <text:p>銷<text:span text:style-name="T2">  </text:span><text:span text:style-name="T3">售</text:span><text:span text:style-name="T4">  </text:span><text:span text:style-name="T3">量</text:span><text:span text:style-name="T4">(1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採　　購<text:span text:style-name="T2">(2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庫存增減<text:span text:style-name="T2">(3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生<text:span text:style-name="T2">  </text:span><text:span text:style-name="T3">產</text:span><text:span text:style-name="T4">  </text:span><text:span text:style-name="T3">量</text:span><text:span text:style-name="T4">(4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工時<text:span text:style-name="T2">/</text:span><text:span text:style-name="T3">單位</text:span><text:span text:style-name="T4">(5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所要工時<text:span text:style-name="T2">(6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5"/>
          <table:table-cell table:style-name="ce3" office:value-type="string" calcext:value-type="string">
            <text:p>保有工時<text:span text:style-name="T2">(7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covered-table-cell table:number-columns-repeated="2" table:style-name="ce6"/>
          <table:table-cell table:style-name="ce3" office:value-type="string" calcext:value-type="string">
            <text:p>差　　異<text:span text:style-name="T2">(8)</text:span></text:p>
          </table:table-cell>
          <table:table-cell table:style-name="ce12" table:number-columns-repeated="13"/>
          <table:table-cell table:number-columns-repeated="1008"/>
        </table:table-row>
        <table:table-row table:style-name="ro4">
          <table:table-cell table:style-name="ce7" office:value-type="string" calcext:value-type="string" table:number-columns-spanned="16" table:number-rows-spanned="3">
            <text:p>備註</text:p>
          </table:table-cell>
          <table:covered-table-cell table:number-columns-repeated="14" table:style-name="ce11"/>
          <table:covered-table-cell table:style-name="ce15"/>
          <table:table-cell table:number-columns-repeated="1008"/>
        </table:table-row>
        <table:table-row table:style-name="ro4">
          <table:covered-table-cell table:number-columns-repeated="15" table:style-name="ce8"/>
          <table:covered-table-cell table:style-name="ce16"/>
          <table:table-cell table:number-columns-repeated="1008"/>
        </table:table-row>
        <table:table-row table:style-name="ro4">
          <table:covered-table-cell table:number-columns-repeated="15" table:style-name="ce8"/>
          <table:covered-table-cell table:style-name="ce16"/>
          <table:table-cell table:number-columns-repeated="1008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4.01mm" fo:margin-right="14.01mm" style:first-page-number="continue" style:scale-to="7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56:07.85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53:13</meta:creation-date>
    <dc:date>2017-01-21T23:57:22.818000000</dc:date>
    <meta:generator>LibreOffice/5.1.1.3$Windows_x86 LibreOffice_project/89f508ef3ecebd2cfb8e1def0f0ba9a803b88a6d</meta:generator>
    <meta:editing-duration>PT1M15S</meta:editing-duration>
    <meta:editing-cycles>1</meta:editing-cycles>
    <meta:document-statistic meta:table-count="1" meta:cell-count="44" meta:object-count="0"/>
  </office:meta>
</office:document-meta>
</file>